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47E0000038493E33D44.png"/>
  <manifest:file-entry manifest:media-type="image/png" manifest:full-path="Pictures/100000000000047E0000038440C35447.png"/>
  <manifest:file-entry manifest:media-type="image/png" manifest:full-path="Pictures/100000000000047E000003848D181F80.png"/>
  <manifest:file-entry manifest:media-type="image/png" manifest:full-path="Pictures/100000000000047E00000384EA21892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12.7cm" svg:height="9.957cm" svg:x="13.97cm" svg:y="10.795cm">
          <draw:image xlink:href="Pictures/100000000000047E00000384EA218925.png" xlink:type="simple" xlink:show="embed" xlink:actuate="onLoad">
            <text:p/>
          </draw:image>
        </draw:frame>
        <draw:frame draw:style-name="gr1" draw:text-style-name="P1" draw:layer="layout" svg:width="12.7cm" svg:height="9.931cm" svg:x="0.635cm" svg:y="10.795cm">
          <draw:image xlink:href="Pictures/100000000000047E0000038440C35447.png" xlink:type="simple" xlink:show="embed" xlink:actuate="onLoad">
            <text:p/>
          </draw:image>
        </draw:frame>
        <draw:frame draw:style-name="gr1" draw:text-style-name="P1" draw:layer="layout" svg:width="12.7cm" svg:height="9.931cm" svg:x="0.635cm" svg:y="0.635cm">
          <draw:image xlink:href="Pictures/100000000000047E000003848D181F80.png" xlink:type="simple" xlink:show="embed" xlink:actuate="onLoad">
            <text:p/>
          </draw:image>
        </draw:frame>
        <draw:frame draw:style-name="gr1" draw:text-style-name="P1" draw:layer="layout" svg:width="12.7cm" svg:height="9.931cm" svg:x="13.97cm" svg:y="0.635cm">
          <draw:image xlink:href="Pictures/100000000000047E0000038493E33D4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runo Moreira</meta:initial-creator>
    <meta:creation-date>2012-02-17T14:01:47</meta:creation-date>
    <meta:editing-duration>PT00H08M18S</meta:editing-duration>
    <meta:editing-cycles>2</meta:editing-cycles>
    <dc:date>2012-02-17T14:09:55</dc:date>
    <dc:creator>Bruno Moreira</dc:creator>
    <meta:document-statistic meta:object-count="27"/>
    <meta:generator>OpenOffice.org/3.2$Unix OpenOffice.org_project/320m12$Build-9483</meta:generator>
  </office:meta>
</office:document-meta>
</file>